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013" officeooo:paragraph-rsid="001f8013"/>
    </style:style>
    <style:style style:name="P2" style:family="paragraph" style:parent-style-name="Standard">
      <style:text-properties officeooo:rsid="001f8013" officeooo:paragraph-rsid="00304461"/>
    </style:style>
    <style:style style:name="P3" style:family="paragraph" style:parent-style-name="Standard">
      <style:text-properties officeooo:rsid="0020cba5" officeooo:paragraph-rsid="0020cba5"/>
    </style:style>
    <style:style style:name="P4" style:family="paragraph" style:parent-style-name="Standard">
      <style:text-properties officeooo:rsid="00217e67" officeooo:paragraph-rsid="00217e67"/>
    </style:style>
    <style:style style:name="P5" style:family="paragraph" style:parent-style-name="Standard">
      <style:text-properties officeooo:rsid="00236186" officeooo:paragraph-rsid="00236186"/>
    </style:style>
    <style:style style:name="P6" style:family="paragraph" style:parent-style-name="Standard">
      <style:text-properties officeooo:rsid="002687ae" officeooo:paragraph-rsid="002687ae"/>
    </style:style>
    <style:style style:name="P7" style:family="paragraph" style:parent-style-name="Standard">
      <style:text-properties officeooo:rsid="002781e0" officeooo:paragraph-rsid="002781e0"/>
    </style:style>
    <style:style style:name="P8" style:family="paragraph" style:parent-style-name="Standard">
      <style:text-properties officeooo:rsid="0028925b" officeooo:paragraph-rsid="0028925b"/>
    </style:style>
    <style:style style:name="P9" style:family="paragraph" style:parent-style-name="Standard">
      <style:text-properties officeooo:rsid="002be60d" officeooo:paragraph-rsid="002be60d"/>
    </style:style>
    <style:style style:name="P10" style:family="paragraph" style:parent-style-name="Standard">
      <style:text-properties officeooo:rsid="00304461" officeooo:paragraph-rsid="00304461"/>
    </style:style>
    <style:style style:name="P11" style:family="paragraph" style:parent-style-name="Standard">
      <style:text-properties officeooo:rsid="003cf0aa" officeooo:paragraph-rsid="003cf0aa"/>
    </style:style>
    <style:style style:name="P12" style:family="paragraph" style:parent-style-name="Standard">
      <style:text-properties officeooo:rsid="003ed481" officeooo:paragraph-rsid="003ed481"/>
    </style:style>
    <style:style style:name="P13" style:family="paragraph" style:parent-style-name="Standard">
      <style:text-properties officeooo:rsid="004222ca" officeooo:paragraph-rsid="004222ca"/>
    </style:style>
    <style:style style:name="P14" style:family="paragraph" style:parent-style-name="Standard">
      <style:text-properties officeooo:rsid="004287e0" officeooo:paragraph-rsid="004287e0"/>
    </style:style>
    <style:style style:name="P15" style:family="paragraph" style:parent-style-name="Standard">
      <style:text-properties officeooo:rsid="0042e2dd" officeooo:paragraph-rsid="0042e2dd"/>
    </style:style>
    <style:style style:name="P16" style:family="paragraph" style:parent-style-name="Standard">
      <style:text-properties style:text-underline-style="solid" style:text-underline-width="auto" style:text-underline-color="font-color" fo:font-weight="bold" officeooo:rsid="003cf0aa" officeooo:paragraph-rsid="003cf0aa"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3ed481" officeooo:paragraph-rsid="003ed481" style:font-weight-asian="bold" style:font-weight-complex="bold"/>
    </style:style>
    <style:style style:name="P18" style:family="paragraph" style:parent-style-name="Standard">
      <style:text-properties officeooo:rsid="0044f2a6" officeooo:paragraph-rsid="0044f2a6"/>
    </style:style>
    <style:style style:name="P19" style:family="paragraph" style:parent-style-name="Standard">
      <style:text-properties officeooo:rsid="0045395f" officeooo:paragraph-rsid="0045395f"/>
    </style:style>
    <style:style style:name="P20" style:family="paragraph" style:parent-style-name="Standard">
      <style:text-properties officeooo:rsid="0046f826" officeooo:paragraph-rsid="0046f826"/>
    </style:style>
    <style:style style:name="P21" style:family="paragraph" style:parent-style-name="Standard">
      <style:text-properties officeooo:rsid="0049d17c" officeooo:paragraph-rsid="0049d17c"/>
    </style:style>
    <style:style style:name="P22" style:family="paragraph" style:parent-style-name="Standard">
      <style:text-properties officeooo:rsid="004aff67" officeooo:paragraph-rsid="004aff67"/>
    </style:style>
    <style:style style:name="P23" style:family="paragraph" style:parent-style-name="Standard">
      <style:text-properties officeooo:rsid="004ce2a5" officeooo:paragraph-rsid="004ce2a5"/>
    </style:style>
    <style:style style:name="P24" style:family="paragraph" style:parent-style-name="Standard">
      <style:text-properties officeooo:rsid="004e98d7" officeooo:paragraph-rsid="004e98d7"/>
    </style:style>
    <style:style style:name="P25" style:family="paragraph" style:parent-style-name="Standard">
      <style:text-properties officeooo:rsid="0057e09e" officeooo:paragraph-rsid="0057e09e"/>
    </style:style>
    <style:style style:name="P26" style:family="paragraph" style:parent-style-name="Standard">
      <style:text-properties officeooo:rsid="005a0de6" officeooo:paragraph-rsid="005a0de6"/>
    </style:style>
    <style:style style:name="T1" style:family="text">
      <style:text-properties officeooo:rsid="00236186"/>
    </style:style>
    <style:style style:name="T2" style:family="text">
      <style:text-properties officeooo:rsid="0024c989"/>
    </style:style>
    <style:style style:name="T3" style:family="text">
      <style:text-properties officeooo:rsid="002799df"/>
    </style:style>
    <style:style style:name="T4" style:family="text">
      <style:text-properties officeooo:rsid="002a26ea"/>
    </style:style>
    <style:style style:name="T5" style:family="text">
      <style:text-properties officeooo:rsid="002d4864"/>
    </style:style>
    <style:style style:name="T6" style:family="text">
      <style:text-properties officeooo:rsid="003141b5"/>
    </style:style>
    <style:style style:name="T7" style:family="text">
      <style:text-properties officeooo:rsid="0037d18f"/>
    </style:style>
    <style:style style:name="T8" style:family="text">
      <style:text-properties officeooo:rsid="003ed481"/>
    </style:style>
    <style:style style:name="T9" style:family="text">
      <style:text-properties officeooo:rsid="00414177"/>
    </style:style>
    <style:style style:name="T10" style:family="text">
      <style:text-properties officeooo:rsid="0044f2a6"/>
    </style:style>
    <style:style style:name="T11" style:family="text">
      <style:text-properties officeooo:rsid="0045395f"/>
    </style:style>
    <style:style style:name="T12" style:family="text">
      <style:text-properties officeooo:rsid="0046f826"/>
    </style:style>
    <style:style style:name="T13" style:family="text">
      <style:text-properties officeooo:rsid="004a6bd5"/>
    </style:style>
    <style:style style:name="T14" style:family="text">
      <style:text-properties officeooo:rsid="004e5c1b"/>
    </style:style>
    <style:style style:name="T15" style:family="text">
      <style:text-properties officeooo:rsid="00501979"/>
    </style:style>
    <style:style style:name="T16" style:family="text">
      <style:text-properties officeooo:rsid="0051b656"/>
    </style:style>
    <style:style style:name="T17" style:family="text">
      <style:text-properties officeooo:rsid="005a8523"/>
    </style:style>
    <style:style style:name="T18" style:family="text">
      <style:text-properties officeooo:rsid="005d6b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hina situation analysis</text:p>
      <text:p text:style-name="P1"/>
      <text:p text:style-name="P3">2008 – China introduced 4 trillion RMB package, which started the addiction to credit.</text:p>
      <text:p text:style-name="P3"/>
      <text:p text:style-name="P3">2015: 330 Policy <text:span text:style-name="T1">was aimed at stimulating the property market again.</text:span></text:p>
      <text:p text:style-name="P3"/>
      <text:p text:style-name="P3">2017: monetary compensation for relocation was aimed to push up the property prices of lower tier cities and clear the inventory in these cities and transferred leverage from the government sector to the household sector.</text:p>
      <text:p text:style-name="P3"/>
      <text:p text:style-name="P4">China controls information more tightly than before. </text:p>
      <text:p text:style-name="P4"/>
      <text:p text:style-name="P4">China controls its forex reservers more tightly after 2017, where even in the smaller cities prices were sent into nonsensical bubble territory. </text:p>
      <text:p text:style-name="P4"/>
      <text:p text:style-name="P5">China lost its export advantage around 2008, with increasing cost and a weakened global economy. Now the cost of production in China is way too high (due to an overvalued exchange rate and high domestic price levels), companies have shifted to other Asian countries for production.</text:p>
      <text:p text:style-name="P5"/>
      <text:p text:style-name="P5">In order to keep the economy growing, China has been increasing government expenditure to make up for the loss in exports. </text:p>
      <text:p text:style-name="P5"/>
      <text:p text:style-name="P5">Construction is still taking place everywhere in Shenzhen where it is not needed to boost the economy, create jobs. <text:span text:style-name="T2">This resembles the New Deal under Roosevelt to stimulate the US economy out of recession.</text:span></text:p>
      <text:p text:style-name="P5"/>
      <text:p text:style-name="P6">In the foreseeable future, China will continue to heavily invest in infrastructure, stimulate real estate, print money, while trying to protect the exchange rate. The government knows that it must keep the economy going to justify its legitimacy. It knows that the exchange rate is overvalued. </text:p>
      <text:p text:style-name="P6"/>
      <text:p text:style-name="P6">Assuming free flow of personel and capital, living in China makes sense or not? The environment, food, average education level, these do not justify living in China. </text:p>
      <text:p text:style-name="P3"/>
      <text:p text:style-name="P7">Technological innovation takes a long time, these won’t happen overnight, and won’t happen in a place where making a quick buck is the priority. China will <text:span text:style-name="T4">take the easier way and keep</text:span> inflating its way out of debt, <text:span text:style-name="T3">transfer leverage to the household sector. </text:span></text:p>
      <text:p text:style-name="P7"/>
      <text:p text:style-name="P8">The key thing for the government to do is firstly, the government must not let the bubble burst. If bubble bursts, this will hurt its image, make people lose faith in real estate, create social unrest, hinder its efforts to lever up the household sector. The second key thing is keep exchange rate stable by limiting Chinese’s ability to conver their overvalued RMB to other currencies. </text:p>
      <text:p text:style-name="P8"/>
      <text:p text:style-name="P9">Assuming China manages the current situation well, the rate of inflation will go at 8% per year. The government controls real labor because it prints money and sets price for resources. In such a system with imbalanced power between the state and the people, the inevitable result is that people will surrender more labor to the state in a state of exploitation. <text:span text:style-name="T5">Government robs people of its wealth by irresponsibly running the money printing machine. It has absolutely no incentive to curtail money printing, as long as it does not endanger its ruling position, cause fx instability, social unrest. People rich with cash are the ideal candidates to be exploited; the public sector won’t be affected by money printing as their wages will go up in tandem, people providing real labor won’t be affected. People’s income will go up with inflation, and asset prices will also go up with inflation. Holding cash in such an economy will be punished. </text:span></text:p>
      <text:p text:style-name="P8"><text:soft-page-break/></text:p>
      <text:p text:style-name="P10">From 2008 to 2019, the trend has been clear. The government increase<text:span text:style-name="T7">s</text:span> expenditure, levers up the household sector. Export sector is dead and small companies are not making money. <text:span text:style-name="T6">Public sector is still immensely profitable. People who buy properties later are exploited by the government; property prices reflect the maximum price buyers can afford at a time point, instead of the market clearing prices. Property is a non perishable good that can be stored indefinitely, by carefully controlling the supply such that the released supply per round does not satisfy the richest buyers, prices will keep going up(HK’s method of controlling supply). The property price however is not achieved by equilibrium. It is achieved by restraining supply; essentially the price is set by whoever willing to pay the most, even if the quantity traded is very limited at the high prices, it sets the price for the rest of the market. The pricing in the real estate market is not transparent and therefore can be exploited, it can be manipulated by a few high price transactions, noone has transparent information on the past transactions and middlemen have an incentive to manipulate this information to its advantage. </text:span></text:p>
      <text:p text:style-name="P10"/>
      <text:p text:style-name="P10"/>
      <text:p text:style-name="P16">If you live in China, you are exposed to the following risks</text:p>
      <text:p text:style-name="P11">1. environmental pollution like air and water and soil</text:p>
      <text:p text:style-name="P11">2. agency risk of middlemen, unregulated markets</text:p>
      <text:p text:style-name="P11">3. agency risk of hospital</text:p>
      <text:p text:style-name="P11">4. poor education quality and agency risk of teachers</text:p>
      <text:p text:style-name="P11">5. cash gradually becoming worthless. Properties also become unlivable. Life quality goes down. Your current lifestyle cannot go up as the government prints money. The rent will buy 1 unit of labormonth which will remain unch, and property will worsen in quality and life quality will go down. </text:p>
      <text:p text:style-name="P11">6. <text:span text:style-name="T8">Unuseful friendships formed. (2013-2019)</text:span></text:p>
      <text:p text:style-name="P12">7. exposure to money diggers <text:span text:style-name="T9">with perverse incentives(cf. 2017)</text:span></text:p>
      <text:p text:style-name="P14">8. no possible career advancement here.</text:p>
      <text:p text:style-name="P15">9. lack of quality people to interact with </text:p>
      <text:p text:style-name="P10"/>
      <text:p text:style-name="P17">What are the <text:span text:style-name="T10">positive myths </text:span>of living in china?</text:p>
      <text:p text:style-name="P13">1. supply of chinese books <text:span text:style-name="T12">(true)</text:span></text:p>
      <text:p text:style-name="P13">2. <text:span text:style-name="T10">Food is good (I dont eat outside)</text:span></text:p>
      <text:p text:style-name="P18">3. Living <text:span text:style-name="T11">in China </text:span>is cheap (no, it is more expensive than abroad, <text:span text:style-name="T11">renting is expensive</text:span>)</text:p>
      <text:p text:style-name="P19">4. <text:span text:style-name="T12">Quality of life is higher (only in Hainan)</text:span></text:p>
      <text:p text:style-name="P20">5. can exercise at 5 star hotels (I am not doing that)</text:p>
      <text:p text:style-name="P20">6. can live in hainan and enjoy the tropical environment (true)</text:p>
      <text:p text:style-name="P20"/>
      <text:p text:style-name="P21">In short, only Hainan’s quality of life is high due to the tropical climate <text:span text:style-name="T13">and relaxing lifestyle. </text:span></text:p>
      <text:p text:style-name="P22">However, it is not ideal for education, medical, career and meeting people. </text:p>
      <text:p text:style-name="P18"/>
      <text:p text:style-name="P23">In China, unless you are the public sector, you will be exploited. <text:span text:style-name="T14">The average quality of people will be lower than abroad, due to the fact that it is a developing country. There will be more smokers and uneducated people. </text:span></text:p>
      <text:p text:style-name="P23"/>
      <text:p text:style-name="P24">In the next few years, <text:span text:style-name="T16">buy </text:span>investment properties abroad. <text:span text:style-name="T15">Then you can live anywhere you want as these will yield passive income. Be close to the properties so that you will be able to take care of it. Make sure your stocks also yield passive incomes without you doing anything. This means full automation. </text:span></text:p>
      <text:p text:style-name="P24"/>
      <text:p text:style-name="P25">Focus on passive income. </text:p>
      <text:p text:style-name="P25"/>
      <text:p text:style-name="P26"><text:span text:style-name="T18">Life has</text:span> come to a point where I need to choose a place for raising family. <text:span text:style-name="T17">If I raise family here, I will be exploited in marriage, housing, education, medical, hukou, while worrying about exposure of children to smokers, other low quality students, air pollution. <text:s/></text:span></text:p>
      <text:p text:style-name="P25"/>
      <text:p text:style-name="P24"/>
      <text:p text:style-name="P24"/>
      <text:p text:style-name="P24"/>
      <text:p text:style-name="P24"/>
      <text:p text:style-name="P24"><text:soft-page-break/></text:p>
      <text:p text:style-name="P24"/>
      <text:p text:style-name="P24"/>
      <text:p text:style-name="P24"/>
      <text:p text:style-name="P18"/>
      <text:p text:style-name="P18"/>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06:39:58.627699118</meta:creation-date>
    <dc:date>2019-04-08T08:07:39.011161575</dc:date>
    <meta:editing-duration>PT1H27M16S</meta:editing-duration>
    <meta:editing-cycles>61</meta:editing-cycles>
    <meta:generator>LibreOffice/6.0.7.3$Linux_X86_64 LibreOffice_project/00m0$Build-3</meta:generator>
    <meta:document-statistic meta:table-count="0" meta:image-count="0" meta:object-count="0" meta:page-count="3" meta:paragraph-count="38" meta:word-count="1091" meta:character-count="6547" meta:non-whitespace-character-count="5475"/>
  </office:meta>
</office:document-meta>
</file>